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5.212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1.138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33.166cm"/>
    </style:style>
    <style:style style:name="co10" style:family="table-column">
      <style:table-column-properties fo:break-before="auto" style:column-width="29.681cm"/>
    </style:style>
    <style:style style:name="co11" style:family="table-column">
      <style:table-column-properties fo:break-before="auto" style:column-width="27.697cm"/>
    </style:style>
    <style:style style:name="co12" style:family="table-column">
      <style:table-column-properties fo:break-before="auto" style:column-width="9.07cm"/>
    </style:style>
    <style:style style:name="co13" style:family="table-column">
      <style:table-column-properties fo:break-before="auto" style:column-width="5.71cm"/>
    </style:style>
    <style:style style:name="co14" style:family="table-column">
      <style:table-column-properties fo:break-before="auto" style:column-width="17.089cm"/>
    </style:style>
    <style:style style:name="co15" style:family="table-column">
      <style:table-column-properties fo:break-before="auto" style:column-width="2.955cm"/>
    </style:style>
    <style:style style:name="co16" style:family="table-column">
      <style:table-column-properties fo:break-before="auto" style:column-width="14.333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3.533cm"/>
    </style:style>
    <style:style style:name="co19" style:family="table-column">
      <style:table-column-properties fo:break-before="auto" style:column-width="4.553cm"/>
    </style:style>
    <style:style style:name="co20" style:family="table-column">
      <style:table-column-properties fo:break-before="auto" style:column-width="2.348cm"/>
    </style:style>
    <style:style style:name="co21" style:family="table-column">
      <style:table-column-properties fo:break-before="auto" style:column-width="2.54cm"/>
    </style:style>
    <style:style style:name="co22" style:family="table-column">
      <style:table-column-properties fo:break-before="auto" style:column-width="2.073cm"/>
    </style:style>
    <style:style style:name="co23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7f0a7"/>
    </style:style>
    <style:style style:name="ce4" style:family="table-cell" style:parent-style-name="Default">
      <style:table-cell-properties fo:background-color="#e6a5e4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Groups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/>
          <table:table-cell/>
          <table:table-cell table:style-name="ce1" office:value-type="string">
            <text:p>us_login</text:p>
          </table:table-cell>
          <table:table-cell table:style-name="ce1" office:value-type="string">
            <text:p>us_whatid</text:p>
          </table:table-cell>
          <table:table-cell table:style-name="ce1"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table:style-name="ce2" office:value-type="string">
            <text:p>FLD_ACCOUNTS</text:p>
          </table:table-cell>
          <table:table-cell office:value-type="string">
            <text:p>all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ADMIN</text:p>
          </table:table-cell>
          <table:table-cell table:style-name="Default"/>
          <table:table-cell office:value-type="string">
            <text:p>gadmin</text:p>
          </table:table-cell>
          <table:table-cell office:value-type="float" office:value="4">
            <text:p>4</text:p>
          </table:table-cell>
          <table:table-cell table:number-columns-repeated="10"/>
        </table:table-row>
      </table:table>
      <table:table table:name="Profil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profil de document(P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4">
            <text:p>504</text:p>
          </table:table-cell>
          <table:table-cell/>
          <table:table-cell office:value-type="string">
            <text:p>Administration</text:p>
          </table:table-cell>
          <table:table-cell office:value-type="string">
            <text:p>lecture seule sauf pour groupe admin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04">
            <text:p>504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edit=4</text:p>
          </table:table-cell>
          <table:table-cell table:style-name="ce4" table:number-columns-repeated="10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table:number-columns-repeated="14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09">
            <text:p>509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send=2</text:p>
          </table:table-cell>
          <table:table-cell table:style-name="ce4" office:value-type="string">
            <text:p>view=4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delete=4</text:p>
          </table:table-cell>
          <table:table-cell table:style-name="ce4" office:value-type="string">
            <text:p>view=us_meid</text:p>
          </table:table-cell>
          <table:table-cell table:style-name="ce4" office:value-type="string">
            <text:p>edit=us_meid</text:p>
          </table:table-cell>
          <table:table-cell table:style-name="ce4" table:number-columns-repeated="5"/>
          <table:table-cell table:number-columns-repeated="6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profil de dossier(PDIR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Administration dossier</text:p>
          </table:table-cell>
          <table:table-cell table:number-columns-repeated="17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05">
            <text:p>505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open=2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open=4</text:p>
          </table:table-cell>
          <table:table-cell table:style-name="ce4" office:value-type="string">
            <text:p>modify=4</text:p>
          </table:table-cell>
          <table:table-cell table:style-name="ce4" table:number-columns-repeated="7"/>
          <table:table-cell table:number-columns-repeated="6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profil de recherche(PSEARCH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SEARCH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SEARCH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Administration recherche</text:p>
          </table:table-cell>
          <table:table-cell table:number-columns-repeated="17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12">
            <text:p>512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execute=2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execute=4</text:p>
          </table:table-cell>
          <table:table-cell table:style-name="ce4" table:number-columns-repeated="8"/>
          <table:table-cell table:number-columns-repeated="6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masque de saisie(MASK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id familles</text:p>
          </table:table-cell>
          <table:table-cell table:style-name="ce3" office:value-type="string">
            <text:p>familles</text:p>
          </table:table-cell>
          <table:table-cell table:style-name="ce3" office:value-type="string">
            <text:p>attrid</text:p>
          </table:table-cell>
          <table:table-cell table:style-name="ce3" office:value-type="string">
            <text:p>visibilité</text:p>
          </table:table-cell>
          <table:table-cell table:style-name="ce3" office:value-type="string">
            <text:p>obligatoire</text:p>
          </table:table-cell>
          <table:table-cell table:style-name="ce3" table:number-columns-repeated="6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MASK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msk_famid</text:p>
          </table:table-cell>
          <table:table-cell table:style-name="ce1" office:value-type="string">
            <text:p>msk_fam</text:p>
          </table:table-cell>
          <table:table-cell table:style-name="ce1" office:value-type="string">
            <text:p>msk_attrids</text:p>
          </table:table-cell>
          <table:table-cell table:style-name="ce1" office:value-type="string">
            <text:p>msk_visibilities</text:p>
          </table:table-cell>
          <table:table-cell table:style-name="ce1" office:value-type="string">
            <text:p>msk_needeeds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13">
            <text:p>513</text:p>
          </table:table-cell>
          <table:table-cell/>
          <table:table-cell office:value-type="string">
            <text:p>Restriction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ld_fr_rest\nfr_basic\nfld_fr_prof\ngrp_fr_account\ngrp_fr_intranet\nFIELD_HIDDENS\ngrp_fr\nba_title\nba_desc\ngui_color\ngrp_name\ngrp_role\ngrp_mail\ngrp_type\nus_login\nus_whatid\nus_meid\nus_iddomain\nus_domain\ngrp_gidnumber\ngrp_desc\ngrp_iduser\ngrp_users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H\nW\n-\nW\nH\nH\n-\nH\n-\n-\n-\n-\n-\n-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7">
            <text:p>507</text:p>
          </table:table-cell>
          <table:table-cell/>
          <table:table-cell office:value-type="string">
            <text:p>mon compte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office:value-type="string">
            <text:p>us_fr_soc\nus_fr_intranet\nus_fr_coord\nus_fr_ident\nFIELD_HIDDENS\nus_lname\nus_fname\nus_photo\nus_initials\nus_mail\nus_phone\nus_pphone\nus_intphone\nus_pfax\nus_fax\nus_mobile\nus_meid\nus_login\nus_passwd\nus_passwd1\nus_passwd2\nus_whatid\nus_groups\nus_group\nus_idgroup\nus_status\nus_expires\nus_daydelay\nus_expiresd\nus_expirest\nus_passdelay\nus_iddomain\nus_domain\nus_idsociety\nus_socaddr\nus_society\nus_type\nus_idservice\nus_service\nus_job\nus_privcard\nus_role\nus_workaddr\nus_workpostalcode\nus_worktown\nus_country\nus_workcedex\nus_workweb\nus_scatg</text:p>
          </table:table-cell>
          <table:table-cell office:value-type="string">
            <text:p>R\nW\nR\nW\n-\nW\nW\nR\nR\n-\n-\n-\n-\n-\n-\n-\n-\nS\n-\nW\nW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3">
            <text:p>503</text:p>
          </table:table-cell>
          <table:table-cell/>
          <table:table-cell office:value-type="string">
            <text:p>membre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-\n-\n-\nR\n-\n-\n-\n-\n-\n-\n-\n-\n-\n-\n-\nR\n-\n-\nR\n-\n-\nR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2">
            <text:p>502</text:p>
          </table:table-cell>
          <table:table-cell/>
          <table:table-cell office:value-type="string">
            <text:p>Administration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W\n-\n-\n-\n-\n-\n-\n-\n-\n-\nW\n-\n-\n-\nW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profil de famille(PFAM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FAM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Défaut</text:p>
          </table:table-cell>
          <table:table-cell office:value-type="string">
            <text:p>protection des familles en lecture seule avec possibilité de création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11">
            <text:p>511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create=2</text:p>
          </table:table-cell>
          <table:table-cell table:style-name="ce4" office:value-type="string">
            <text:p>icreate=2</text:p>
          </table:table-cell>
          <table:table-cell table:style-name="ce4" office:value-type="string">
            <text:p>edit=4</text:p>
          </table:table-cell>
          <table:table-cell table:style-name="ce4" table:number-columns-repeated="8"/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style-name="ce4" table:number-columns-repeated="16"/>
          <table:table-cell table:number-columns-repeated="6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contrôle de vues(CV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vues</text:p>
          </table:table-cell>
          <table:table-cell table:style-name="ce3" office:value-type="string">
            <text:p>id vues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zone</text:p>
          </table:table-cell>
          <table:table-cell table:style-name="ce3" office:value-type="string">
            <text:p>id masque</text:p>
          </table:table-cell>
          <table:table-cell table:style-name="ce3" office:value-type="string">
            <text:p>masque</text:p>
          </table:table-cell>
          <table:table-cell table:style-name="ce3"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CV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cv_desc</text:p>
          </table:table-cell>
          <table:table-cell table:style-name="ce1" office:value-type="string">
            <text:p>cv_famid</text:p>
          </table:table-cell>
          <table:table-cell table:style-name="ce1" office:value-type="string">
            <text:p>cv_fam</text:p>
          </table:table-cell>
          <table:table-cell table:style-name="ce1" office:value-type="string">
            <text:p>cv_t_views</text:p>
          </table:table-cell>
          <table:table-cell table:style-name="ce1" office:value-type="string">
            <text:p>cv_idview</text:p>
          </table:table-cell>
          <table:table-cell table:style-name="ce1" office:value-type="string">
            <text:p>cv_lview</text:p>
          </table:table-cell>
          <table:table-cell table:style-name="ce1" office:value-type="string">
            <text:p>cv_kview</text:p>
          </table:table-cell>
          <table:table-cell table:style-name="ce1" office:value-type="string">
            <text:p>cv_zview</text:p>
          </table:table-cell>
          <table:table-cell table:style-name="ce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style-name="ce4" table:number-columns-repeated="1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Administration</text:p>
          </table:table-cell>
          <table:table-cell/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/>
          <table:table-cell office:value-type="string">
            <text:p>ADMIN\nMEMBERS\nCG\nRESTRICT</text:p>
          </table:table-cell>
          <table:table-cell office:value-type="string">
            <text:p>Administration\nDétail membres\nGroupes\nRestriction</text:p>
          </table:table-cell>
          <table:table-cell office:value-type="string">
            <text:p>VEDIT\nVCONS\nVEDIT\nVEDIT</text:p>
          </table:table-cell>
          <table:table-cell office:value-type="string">
            <text:p>FDL:EDITBODYCARD\nFDL:VIEWBODYCARD\nUSERCARD:CHOOSEGROUP\nFDL:EDITBODYCARD</text:p>
          </table:table-cell>
          <table:table-cell office:value-type="string">
            <text:p>502\n503\n\n513</text:p>
          </table:table-cell>
          <table:table-cell office:value-type="string">
            <text:p>Administration groupe intranet\nmembres groupe intranet\n\nRestrictions groupe intranet</text:p>
          </table:table-cell>
          <table:table-cell/>
          <table:table-cell office:value-type="string">
            <text:p>yes\nyes\nyes\nyes</text:p>
          </table:table-cell>
          <table:table-cell office:value-type="string">
            <text:p>ADMIN</text:p>
          </table:table-cell>
          <table:table-cell/>
          <table:table-cell office:value-type="string">
            <text:p>administration</text:p>
          </table:table-cell>
          <table:table-cell table:number-columns-repeated="2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01">
            <text:p>501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MEMBERS=2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ADMIN=4</text:p>
          </table:table-cell>
          <table:table-cell table:style-name="ce4" office:value-type="string">
            <text:p>CG=4</text:p>
          </table:table-cell>
          <table:table-cell table:style-name="ce4" office:value-type="string">
            <text:p>RESTRICT=4</text:p>
          </table:table-cell>
          <table:table-cell table:style-name="ce4" table:number-columns-repeated="6"/>
          <table:table-cell table:number-columns-repeated="6"/>
        </table:table-row>
        <table:table-row table:style-name="ro1">
          <table:table-cell office:value-type="string">
            <text:p>#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profil de famille(PFAM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FAM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0">
            <text:p>510</text:p>
          </table:table-cell>
          <table:table-cell office:value-type="string">
            <text:p>-</text:p>
          </table:table-cell>
          <table:table-cell office:value-type="string">
            <text:p>Création administrateur</text:p>
          </table:table-cell>
          <table:table-cell office:value-type="string">
            <text:p>Seul les administrateurs peuvent créer ce type de famille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10">
            <text:p>510</text:p>
          </table:table-cell>
          <table:table-cell table:style-name="ce4" table:number-columns-repeated="2"/>
          <table:table-cell table:style-name="ce4" office:value-type="string">
            <text:p>create=GADMIN</text:p>
          </table:table-cell>
          <table:table-cell table:style-name="ce4" office:value-type="string">
            <text:p>icreate=GADMIN</text:p>
          </table:table-cell>
          <table:table-cell table:style-name="ce4" office:value-type="string">
            <text:p>view=GDEFAULT</text:p>
          </table:table-cell>
          <table:table-cell table:style-name="ce4" table:number-columns-repeated="9"/>
          <table:table-cell table:number-columns-repeated="6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profil de document(P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 office:value-type="string">
            <text:p>-</text:p>
          </table:table-cell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string">
            <text:p>IUSER</text:p>
          </table:table-cell>
          <table:table-cell office:value-type="string">
            <text:p>utilisateur</text:p>
          </table:table-cell>
          <table:table-cell table:number-columns-repeated="14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09">
            <text:p>509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send=GDEFAULT</text:p>
          </table:table-cell>
          <table:table-cell table:style-name="ce4" office:value-type="string">
            <text:p>view=GADMIN</text:p>
          </table:table-cell>
          <table:table-cell table:style-name="ce4" office:value-type="string">
            <text:p>edit=GADMIN</text:p>
          </table:table-cell>
          <table:table-cell table:style-name="ce4" office:value-type="string">
            <text:p>delete=GADMIN</text:p>
          </table:table-cell>
          <table:table-cell table:style-name="ce4" office:value-type="string">
            <text:p>view=us_meid</text:p>
          </table:table-cell>
          <table:table-cell table:style-name="ce4" office:value-type="string">
            <text:p>edit=us_meid</text:p>
          </table:table-cell>
          <table:table-cell table:style-name="ce4" table:number-columns-repeated="5"/>
          <table:table-cell table:number-columns-repeated="6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masque de saisie(MASK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id familles</text:p>
          </table:table-cell>
          <table:table-cell table:style-name="ce3" office:value-type="string">
            <text:p>familles</text:p>
          </table:table-cell>
          <table:table-cell table:style-name="ce3" office:value-type="string">
            <text:p>attrid</text:p>
          </table:table-cell>
          <table:table-cell table:style-name="ce3" office:value-type="string">
            <text:p>visibilité</text:p>
          </table:table-cell>
          <table:table-cell table:style-name="ce3" office:value-type="string">
            <text:p>obligatoire</text:p>
          </table:table-cell>
          <table:table-cell table:style-name="ce3" table:number-columns-repeated="6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MASK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msk_famid</text:p>
          </table:table-cell>
          <table:table-cell table:style-name="ce1" office:value-type="string">
            <text:p>msk_fam</text:p>
          </table:table-cell>
          <table:table-cell table:style-name="ce1" office:value-type="string">
            <text:p>msk_attrids</text:p>
          </table:table-cell>
          <table:table-cell table:style-name="ce1" office:value-type="string">
            <text:p>msk_visibilities</text:p>
          </table:table-cell>
          <table:table-cell table:style-name="ce1" office:value-type="string">
            <text:p>msk_needeeds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6">
            <text:p>506</text:p>
          </table:table-cell>
          <table:table-cell office:value-type="string">
            <text:p>-</text:p>
          </table:table-cell>
          <table:table-cell office:value-type="string">
            <text:p>Administration</text:p>
          </table:table-cell>
          <table:table-cell office:value-type="string">
            <text:p>IUSER</text:p>
          </table:table-cell>
          <table:table-cell office:value-type="string">
            <text:p>utilisateur</text:p>
          </table:table-cell>
          <table:table-cell office:value-type="string">
            <text:p>us_fr_intranet\nus_login\nus_accexpiredate\nus_t_roles</text:p>
          </table:table-cell>
          <table:table-cell office:value-type="string">
            <text:p>W\nW\nW\nW</text:p>
          </table:table-cell>
          <table:table-cell office:value-type="string">
            <text:p>-\n-\n-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contrôle de vues(CV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vues</text:p>
          </table:table-cell>
          <table:table-cell table:style-name="ce3" office:value-type="string">
            <text:p>id vues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zone</text:p>
          </table:table-cell>
          <table:table-cell table:style-name="ce3" office:value-type="string">
            <text:p>id masque</text:p>
          </table:table-cell>
          <table:table-cell table:style-name="ce3" office:value-type="string">
            <text:p>masque</text:p>
          </table:table-cell>
          <table:table-cell table:style-name="ce3"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menu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CV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cv_desc</text:p>
          </table:table-cell>
          <table:table-cell table:style-name="ce1" office:value-type="string">
            <text:p>cv_famid</text:p>
          </table:table-cell>
          <table:table-cell table:style-name="ce1" office:value-type="string">
            <text:p>cv_fam</text:p>
          </table:table-cell>
          <table:table-cell table:style-name="ce1" office:value-type="string">
            <text:p>cv_t_views</text:p>
          </table:table-cell>
          <table:table-cell table:style-name="ce1" office:value-type="string">
            <text:p>cv_idview</text:p>
          </table:table-cell>
          <table:table-cell table:style-name="ce1" office:value-type="string">
            <text:p>cv_lview</text:p>
          </table:table-cell>
          <table:table-cell table:style-name="ce1" office:value-type="string">
            <text:p>cv_kview</text:p>
          </table:table-cell>
          <table:table-cell table:style-name="ce1" office:value-type="string">
            <text:p>cv_zview</text:p>
          </table:table-cell>
          <table:table-cell table:style-name="ce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menu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8">
            <text:p>508</text:p>
          </table:table-cell>
          <table:table-cell office:value-type="string">
            <text:p>-</text:p>
          </table:table-cell>
          <table:table-cell office:value-type="string">
            <text:p>Confidentiel</text:p>
          </table:table-cell>
          <table:table-cell/>
          <table:table-cell office:value-type="string">
            <text:p>IUSER</text:p>
          </table:table-cell>
          <table:table-cell office:value-type="string">
            <text:p>utilisateur</text:p>
          </table:table-cell>
          <table:table-cell/>
          <table:table-cell office:value-type="string">
            <text:p>EUSER\nEGROUP</text:p>
          </table:table-cell>
          <table:table-cell office:value-type="string">
            <text:p>Admin edit\nGroupes</text:p>
          </table:table-cell>
          <table:table-cell office:value-type="string">
            <text:p>VEDIT\nVEDIT</text:p>
          </table:table-cell>
          <table:table-cell office:value-type="string">
            <text:p>FDL:EDITBODYCARD\nUSERCARD:CHOOSEGROUP</text:p>
          </table:table-cell>
          <table:table-cell office:value-type="string">
            <text:p>506\n</text:p>
          </table:table-cell>
          <table:table-cell office:value-type="string">
            <text:p>Administration utilisateur\n</text:p>
          </table:table-cell>
          <table:table-cell office:value-type="string">
            <text:p>2\n</text:p>
          </table:table-cell>
          <table:table-cell office:value-type="string">
            <text:p>no\nyes</text:p>
          </table:table-cell>
          <table:table-cell office:value-type="string">
            <text:p>\n</text:p>
          </table:table-cell>
          <table:table-cell office:value-type="string">
            <text:p>EUSER</text:p>
          </table:table-cell>
          <table:table-cell office:value-type="string">
            <text:p>IUSER</text:p>
          </table:table-cell>
          <table:table-cell office:value-type="string">
            <text:p>Admin edit</text:p>
          </table:table-cell>
          <table:table-cell office:value-type="string">
            <text:p>utilisateur</text:p>
          </table:table-cell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08">
            <text:p>508</text:p>
          </table:table-cell>
          <table:table-cell table:style-name="ce4" table:number-columns-repeated="2"/>
          <table:table-cell table:style-name="ce4" office:value-type="string">
            <text:p>EUSER=GADMIN</text:p>
          </table:table-cell>
          <table:table-cell table:style-name="ce4" office:value-type="string">
            <text:p>EGROUP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view=GDEFAULT</text:p>
          </table:table-cell>
          <table:table-cell table:style-name="ce4" table:number-columns-repeated="7"/>
          <table:table-cell table:number-columns-repeated="6"/>
        </table:table-row>
      </table:table>
      <table:table table:name="Users" table:style-name="ta1">
        <office:forms form:automatic-focus="false" form:apply-design-mode="false"/>
        <table:table-column table:style-name="co1" table:default-cell-style-name="ce5"/>
        <table:table-column table:style-name="co23" table:default-cell-style-name="ce5"/>
        <table:table-column table:style-name="co1" table:number-columns-repeated="254" table:default-cell-style-name="ce5"/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GDEFAULT</text:p>
          </table:table-cell>
          <table:table-cell table:style-name="ce4" office:value-type="float" office:value="505">
            <text:p>505</text:p>
          </table:table-cell>
          <table:table-cell table:style-name="ce4"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GADMIN</text:p>
          </table:table-cell>
          <table:table-cell table:style-name="ce4" office:value-type="float" office:value="505">
            <text:p>505</text:p>
          </table:table-cell>
          <table:table-cell table:style-name="ce4"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USER_ADMIN</text:p>
          </table:table-cell>
          <table:table-cell table:style-name="ce4" office:value-type="float" office:value="509">
            <text:p>509</text:p>
          </table:table-cell>
          <table:table-cell table:style-name="ce4"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USER_GUEST</text:p>
          </table:table-cell>
          <table:table-cell table:style-name="ce4" office:value-type="float" office:value="509">
            <text:p>509</text:p>
          </table:table-cell>
          <table:table-cell table:style-name="ce4"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6" office:value-type="string">
            <text:p>FLD_ACCOUNTS</text:p>
          </table:table-cell>
          <table:table-cell table:style-name="ce4" office:value-type="float" office:value="505">
            <text:p>505</text:p>
          </table:table-cell>
          <table:table-cell table:style-name="ce4"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11:5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7:43</meta:creation-date>
    <dc:creator>Eric Brison</dc:creator>
    <dc:date>2012-04-13T11:56:14</dc:date>
    <meta:editing-cycles>16</meta:editing-cycles>
    <meta:editing-duration>PT2H22M1S</meta:editing-duration>
    <meta:document-statistic meta:table-count="3" meta:cell-count="417" meta:object-count="0"/>
    <meta:user-defined meta:name="Info 1"/>
    <meta:user-defined meta:name="Info 2"/>
    <meta:user-defined meta:name="Info 3"/>
    <meta:user-defined meta:name="Info 4"/>
  </office:meta>
</office:document-meta>
</file>